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a265" officeooo:paragraph-rsid="0004a265"/>
    </style:style>
    <style:style style:name="P2" style:family="paragraph" style:parent-style-name="Standard">
      <style:paragraph-properties fo:text-align="center" style:justify-single-word="false"/>
      <style:text-properties officeooo:rsid="0004a265" officeooo:paragraph-rsid="0004a265"/>
    </style:style>
    <style:style style:name="P3" style:family="paragraph" style:parent-style-name="Standard">
      <style:paragraph-properties fo:text-align="center" style:justify-single-word="false"/>
      <style:text-properties officeooo:rsid="0004a265" officeooo:paragraph-rsid="000b459a"/>
    </style:style>
    <style:style style:name="P4" style:family="paragraph" style:parent-style-name="Standard">
      <style:text-properties fo:font-style="italic" style:text-underline-style="solid" style:text-underline-width="auto" style:text-underline-color="font-color" fo:font-weight="bold" officeooo:rsid="0004a265" officeooo:paragraph-rsid="0004a265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style:text-underline-style="solid" style:text-underline-width="auto" style:text-underline-color="font-color" officeooo:rsid="0004a265" officeooo:paragraph-rsid="0004a265" style:font-style-asian="italic" style:font-style-complex="italic"/>
    </style:style>
    <style:style style:name="P6" style:family="paragraph" style:parent-style-name="Standard">
      <style:text-properties fo:font-style="italic" style:text-underline-style="solid" style:text-underline-width="auto" style:text-underline-color="font-color" officeooo:rsid="0007849c" officeooo:paragraph-rsid="0007849c" style:font-style-asian="italic" style:font-style-complex="italic"/>
    </style:style>
    <style:style style:name="P7" style:family="paragraph" style:parent-style-name="Standard">
      <style:text-properties fo:font-style="italic" style:text-underline-style="solid" style:text-underline-width="auto" style:text-underline-color="font-color" fo:font-weight="normal" officeooo:rsid="0004a265" officeooo:paragraph-rsid="0004a265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tyle="italic" fo:font-weight="bold" officeooo:rsid="0007849c" officeooo:paragraph-rsid="0007849c" style:font-style-asian="italic" style:font-weight-asian="bold" style:font-style-complex="italic" style:font-weight-complex="bold"/>
    </style:style>
    <style:style style:name="P9" style:family="paragraph" style:parent-style-name="Standard">
      <style:text-properties officeooo:rsid="0007849c" officeooo:paragraph-rsid="0007849c"/>
    </style:style>
    <style:style style:name="P10" style:family="paragraph" style:parent-style-name="Standard">
      <style:text-properties officeooo:rsid="000abe38" officeooo:paragraph-rsid="0004a265"/>
    </style:style>
    <style:style style:name="P11" style:family="paragraph" style:parent-style-name="Standard">
      <style:text-properties officeooo:rsid="000abe38" officeooo:paragraph-rsid="000abe38"/>
    </style:style>
    <style:style style:name="P12" style:family="paragraph" style:parent-style-name="Standard">
      <style:text-properties officeooo:paragraph-rsid="0007849c"/>
    </style:style>
    <style:style style:name="P13" style:family="paragraph" style:parent-style-name="Standard">
      <style:paragraph-properties fo:text-align="start" style:justify-single-word="false"/>
      <style:text-properties officeooo:rsid="000ceb3e" officeooo:paragraph-rsid="00101dd7"/>
    </style:style>
    <style:style style:name="P14" style:family="paragraph" style:parent-style-name="Standard">
      <style:paragraph-properties fo:text-align="center" style:justify-single-word="false"/>
      <style:text-properties officeooo:rsid="000ceb3e" officeooo:paragraph-rsid="000b459a"/>
    </style:style>
    <style:style style:name="P15" style:family="paragraph" style:parent-style-name="Standard">
      <style:text-properties officeooo:rsid="000d59cd" officeooo:paragraph-rsid="000d59cd"/>
    </style:style>
    <style:style style:name="P16" style:family="paragraph" style:parent-style-name="Standard">
      <style:text-properties style:text-line-through-style="none" style:text-line-through-type="none" fo:font-style="italic" style:text-underline-style="solid" style:text-underline-width="auto" style:text-underline-color="font-color" officeooo:rsid="000d59cd" officeooo:paragraph-rsid="000d59cd" style:font-style-asian="italic" style:font-style-complex="italic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fo:font-size="12pt" style:text-underline-style="solid" style:text-underline-width="auto" style:text-underline-color="font-color" fo:font-weight="normal" officeooo:rsid="00381c58" officeooo:paragraph-rsid="0034cf9a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text-line-through-style="none" style:text-line-through-type="none" fo:font-size="12pt" style:text-underline-style="solid" style:text-underline-width="auto" style:text-underline-color="font-color" fo:font-weight="normal" officeooo:rsid="0039aee9" officeooo:paragraph-rsid="0032e5ed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fo:font-size="12pt" style:text-underline-style="solid" style:text-underline-width="auto" style:text-underline-color="font-color" fo:font-weight="normal" officeooo:rsid="0039aee9" officeooo:paragraph-rsid="0032e5ed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style:text-underline-style="none" fo:font-weight="normal" officeooo:rsid="0034cf9a" officeooo:paragraph-rsid="0034cf9a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text-line-through-style="none" style:text-line-through-type="none" style:font-name="Liberation Serif" fo:font-size="12pt" style:text-underline-style="none" fo:font-weight="normal" officeooo:rsid="00381c58" officeooo:paragraph-rsid="0032e5e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style:text-underline-style="none" fo:font-weight="normal" officeooo:rsid="00381c58" officeooo:paragraph-rsid="0032e5ed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text-line-through-style="none" style:text-line-through-type="none" style:font-name="Liberation Serif" fo:font-size="12pt" style:text-underline-style="none" fo:font-weight="normal" officeooo:rsid="0039aee9" officeooo:paragraph-rsid="0032e5ed" style:font-size-asian="12pt" style:font-weight-asian="normal" style:font-size-complex="12pt" style:font-weight-complex="normal"/>
    </style:style>
    <style:style style:name="P24" style:family="paragraph" style:parent-style-name="Standard">
      <style:text-properties officeooo:paragraph-rsid="000d59cd"/>
    </style:style>
    <style:style style:name="P25" style:family="paragraph" style:parent-style-name="Standard">
      <style:text-properties officeooo:paragraph-rsid="0011936a"/>
    </style:style>
    <style:style style:name="P26" style:family="paragraph" style:parent-style-name="Standard">
      <style:text-properties officeooo:rsid="001454f4" officeooo:paragraph-rsid="001454f4"/>
    </style:style>
    <style:style style:name="P27" style:family="paragraph" style:parent-style-name="Standard">
      <style:text-properties officeooo:rsid="001454f4" officeooo:paragraph-rsid="00169826"/>
    </style:style>
    <style:style style:name="P28" style:family="paragraph" style:parent-style-name="Standard">
      <style:text-properties officeooo:paragraph-rsid="0018859b"/>
    </style:style>
    <style:style style:name="P29" style:family="paragraph" style:parent-style-name="Standard">
      <style:text-properties fo:color="#0369a3" officeooo:rsid="000d59cd" officeooo:paragraph-rsid="000d59cd"/>
    </style:style>
    <style:style style:name="P30" style:family="paragraph" style:parent-style-name="Standard">
      <style:paragraph-properties fo:text-align="start" style:justify-single-word="false"/>
      <style:text-properties officeooo:rsid="0023b338" officeooo:paragraph-rsid="0023b338"/>
    </style:style>
    <style:style style:name="P31" style:family="paragraph" style:parent-style-name="Standard">
      <style:paragraph-properties fo:text-align="start" style:justify-single-word="false"/>
      <style:text-properties fo:font-weight="bold" officeooo:rsid="0023b338" officeooo:paragraph-rsid="0023b338" style:font-weight-asian="bold" style:font-weight-complex="bold"/>
    </style:style>
    <style:style style:name="P32" style:family="paragraph" style:parent-style-name="Standard">
      <style:text-properties officeooo:paragraph-rsid="003224b0"/>
    </style:style>
    <style:style style:name="P33" style:family="paragraph" style:parent-style-name="Standard">
      <style:text-properties style:font-name="Liberation Serif" fo:font-size="12pt" officeooo:paragraph-rsid="003224b0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officeooo:rsid="0032e5ed" officeooo:paragraph-rsid="0032e5ed"/>
    </style:style>
    <style:style style:name="P35" style:family="paragraph" style:parent-style-name="Standard">
      <style:text-properties officeooo:paragraph-rsid="0035b2a9"/>
    </style:style>
    <style:style style:name="P36" style:family="paragraph" style:parent-style-name="Standard">
      <style:text-properties fo:color="#106802" style:text-line-through-style="none" style:text-line-through-type="none" style:font-name="Liberation Serif" fo:font-size="12pt" style:text-underline-style="none" fo:font-weight="normal" officeooo:rsid="0035b2a9" officeooo:paragraph-rsid="0035b2a9" style:font-size-asian="12pt" style:font-weight-asian="normal" style:font-size-complex="12pt" style:font-weight-complex="normal"/>
    </style:style>
    <style:style style:name="T1" style:family="text">
      <style:text-properties officeooo:rsid="0007849c"/>
    </style:style>
    <style:style style:name="T2" style:family="text">
      <style:text-properties officeooo:rsid="000b459a"/>
    </style:style>
    <style:style style:name="T3" style:family="text">
      <style:text-properties officeooo:rsid="000ceb3e"/>
    </style:style>
    <style:style style:name="T4" style:family="text">
      <style:text-properties officeooo:rsid="000d59cd"/>
    </style:style>
    <style:style style:name="T5" style:family="text">
      <style:text-properties officeooo:rsid="000ddb2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officeooo:rsid="000e30f2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officeooo:rsid="00169826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officeooo:rsid="0018859b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officeooo:rsid="003224b0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officeooo:rsid="0032495b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officeooo:rsid="00324e1a" style:font-style-asian="italic" style:font-style-complex="italic"/>
    </style:style>
    <style:style style:name="T13" style:family="text">
      <style:text-properties officeooo:rsid="0011936a"/>
    </style:style>
    <style:style style:name="T14" style:family="text">
      <style:text-properties officeooo:rsid="0012af86"/>
    </style:style>
    <style:style style:name="T15" style:family="text">
      <style:text-properties officeooo:rsid="001365ce"/>
    </style:style>
    <style:style style:name="T16" style:family="text">
      <style:text-properties officeooo:rsid="001454f4"/>
    </style:style>
    <style:style style:name="T17" style:family="text">
      <style:text-properties officeooo:rsid="001672a9"/>
    </style:style>
    <style:style style:name="T18" style:family="text">
      <style:text-properties officeooo:rsid="00174a9b"/>
    </style:style>
    <style:style style:name="T19" style:family="text">
      <style:text-properties officeooo:rsid="0018859b"/>
    </style:style>
    <style:style style:name="T20" style:family="text">
      <style:text-properties fo:color="#0369a3" fo:font-style="normal" style:text-underline-style="none" officeooo:rsid="001f7474" style:font-style-asian="normal" style:font-style-complex="normal"/>
    </style:style>
    <style:style style:name="T21" style:family="text">
      <style:text-properties fo:color="#0369a3" officeooo:rsid="0011936a"/>
    </style:style>
    <style:style style:name="T22" style:family="text">
      <style:text-properties officeooo:rsid="002606d1"/>
    </style:style>
    <style:style style:name="T23" style:family="text">
      <style:text-properties fo:color="#c9211e"/>
    </style:style>
    <style:style style:name="T24" style:family="text">
      <style:text-properties fo:color="#c9211e" style:font-name="Liberation Serif" style:text-underline-style="none" officeooo:rsid="0034cf9a"/>
    </style:style>
    <style:style style:name="T25" style:family="text">
      <style:text-properties fo:color="#106802" officeooo:rsid="002606d1"/>
    </style:style>
    <style:style style:name="T26" style:family="text">
      <style:text-properties fo:color="#106802" style:text-line-through-style="none" style:text-line-through-type="none" style:font-name="Liberation Serif" fo:font-size="12pt" style:text-underline-style="none" fo:font-weight="normal" officeooo:rsid="0035b2a9" style:font-size-asian="12pt" style:font-weight-asian="normal" style:font-size-complex="12pt" style:font-weight-complex="normal"/>
    </style:style>
    <style:style style:name="T27" style:family="text">
      <style:text-properties fo:color="#106802" style:text-line-through-style="none" style:text-line-through-type="none" style:font-name="Liberation Serif" fo:font-size="12pt" style:text-underline-style="none" fo:font-weight="normal" officeooo:rsid="00381c58" style:font-size-asian="12pt" style:font-weight-asian="normal" style:font-size-complex="12pt" style:font-weight-complex="normal"/>
    </style:style>
    <style:style style:name="T28" style:family="text">
      <style:text-properties fo:color="#106802" style:text-line-through-style="none" style:text-line-through-type="none" style:font-name="Liberation Serif" fo:font-size="12pt" style:text-underline-style="none" fo:font-weight="normal" officeooo:rsid="00394f55" style:font-size-asian="12pt" style:font-weight-asian="normal" style:font-size-complex="12pt" style:font-weight-complex="normal"/>
    </style:style>
    <style:style style:name="T29" style:family="text">
      <style:text-properties officeooo:rsid="002630d6"/>
    </style:style>
    <style:style style:name="T30" style:family="text">
      <style:text-properties fo:font-weight="bold" officeooo:rsid="002606d1" style:font-weight-asian="bold" style:font-weight-complex="bold"/>
    </style:style>
    <style:style style:name="T31" style:family="text">
      <style:text-properties officeooo:rsid="002f7555"/>
    </style:style>
    <style:style style:name="T32" style:family="text">
      <style:text-properties style:font-name="Liberation Serif" style:text-underline-style="none"/>
    </style:style>
    <style:style style:name="T33" style:family="text">
      <style:text-properties style:font-name="Liberation Serif" style:text-underline-style="none" fo:font-weight="bold" style:font-weight-asian="bold" style:font-weight-complex="bold"/>
    </style:style>
    <style:style style:name="T34" style:family="text">
      <style:text-properties style:font-name="Liberation Serif" style:text-underline-style="none" officeooo:rsid="00369ede"/>
    </style:style>
    <style:style style:name="T35" style:family="text">
      <style:text-properties style:font-name="Liberation Serif" style:text-underline-style="none" officeooo:rsid="00394f55"/>
    </style:style>
    <style:style style:name="T36" style:family="text">
      <style:text-properties style:font-name="Liberation Serif" style:text-underline-style="none" officeooo:rsid="0034cf9a"/>
    </style:style>
    <style:style style:name="T37" style:family="text">
      <style:text-properties style:text-line-through-style="none" style:text-line-through-type="none" style:font-name="Liberation Serif" fo:font-size="12pt" style:text-underline-style="none" fo:font-weight="normal" officeooo:rsid="00369ede" style:font-size-asian="12pt" style:font-weight-asian="normal" style:font-size-complex="12pt" style:font-weight-complex="normal"/>
    </style:style>
    <style:style style:name="T38" style:family="text">
      <style:text-properties style:text-line-through-style="none" style:text-line-through-type="none" style:font-name="Liberation Serif" fo:font-size="12pt" style:text-underline-style="none" fo:font-weight="normal" officeooo:rsid="00381c58" style:font-size-asian="12pt" style:font-weight-asian="normal" style:font-size-complex="12pt" style:font-weight-complex="normal"/>
    </style:style>
    <style:style style:name="T39" style:family="text">
      <style:text-properties style:text-line-through-style="none" style:text-line-through-type="none" style:font-name="Liberation Serif" fo:font-size="12pt" style:text-underline-style="none" fo:font-weight="normal" officeooo:rsid="003b5ef9" style:font-size-asian="12pt" style:font-weight-asian="normal" style:font-size-complex="12pt" style:font-weight-complex="normal"/>
    </style:style>
    <style:style style:name="T40" style:family="text">
      <style:text-properties style:text-line-through-style="none" style:text-line-through-type="none" style:font-name="Liberation Serif" fo:font-size="12pt" style:text-underline-style="none" fo:font-weight="normal" officeooo:rsid="0032e5ed" style:font-size-asian="12pt" style:font-weight-asian="normal" style:font-size-complex="12pt" style:font-weight-complex="normal"/>
    </style:style>
    <style:style style:name="T41" style:family="text">
      <style:text-properties style:text-line-through-style="none" style:text-line-through-type="none" style:font-name="Liberation Serif" fo:font-size="12pt" style:text-underline-style="none" fo:font-weight="normal" officeooo:rsid="003520a0" style:font-size-asian="12pt" style:font-weight-asian="normal" style:font-size-complex="12pt" style:font-weight-complex="normal"/>
    </style:style>
    <style:style style:name="T42" style:family="text">
      <style:text-properties style:text-line-through-style="none" style:text-line-through-type="none" style:font-name="Liberation Serif" fo:font-size="12pt" style:text-underline-style="none" fo:font-weight="normal" officeooo:rsid="0035b2a9" style:font-size-asian="12pt" style:font-weight-asian="normal" style:font-size-complex="12pt" style:font-weight-complex="normal"/>
    </style:style>
    <style:style style:name="T43" style:family="text">
      <style:text-properties fo:font-style="normal" style:text-underline-style="none" style:font-style-asian="normal" style:font-style-complex="normal"/>
    </style:style>
    <style:style style:name="T44" style:family="text">
      <style:text-properties officeooo:rsid="003f43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vue n°1 :</text:p>
      <text:p text:style-name="P1"/>
      <text:p text:style-name="P7">- Compréhension du sujet :</text:p>
      <text:p text:style-name="P1"><text:tab/>- Fonctionnement du système</text:p>
      <text:p text:style-name="P1"><text:tab/>- UML</text:p>
      <text:p text:style-name="P5">- Tâche perso :</text:p>
      <text:p text:style-name="P1"><text:tab/>- Attribution des tâches à chaque étudiant</text:p>
      <text:p text:style-name="P10"/>
      <text:p text:style-name="P11"/>
      <text:p text:style-name="P13">Etudiant 1 : Mathys</text:p>
      <text:p text:style-name="P13">Etudiant 2 : Etienne</text:p>
      <text:p text:style-name="P2">_______________________________________________________________________</text:p>
      <text:p text:style-name="P2"/>
      <text:p text:style-name="P8">Explication Projet Global : </text:p>
      <text:p text:style-name="P9"/>
      <text:p text:style-name="P9">Le projet se déroule dans l’entreprise ConceptBall, un complexe sportif indoor (Football, tennis, badminton, Hockey, etc...).</text:p>
      <text:p text:style-name="P6">Nos buts sont :</text:p>
      <text:p text:style-name="P9">- De créer un système de gestion des scores sur les terrains de soccer (Football) en placant les joueurs en auto-arbitrage.</text:p>
      <text:p text:style-name="P12"><text:span text:style-name="T1">- </text:span><text:span text:style-name="T2">De mettre en place des caméras sur différents terrains de soccer pour filmer les joueurs (vidéos qui seront rendues disponibles sur le site de ConceptBall par la suite).<text:line-break/>- </text:span><text:span text:style-name="T3">D’installer un système de surveillance de la température / humidité des vestiaire</text:span><text:span text:style-name="T4">s, ainsi qu’un détecteur de fumée.</text:span></text:p>
      <text:p text:style-name="P12">- <text:span text:style-name="T4">D’intégrer la possibilité d’interagir avec les performances réalisées au Conceptball : les actions des matchs sont disponibles sur le site internet et offre la possibilité de les partager sur les réseaux</text:span></text:p>
      <text:p text:style-name="P12"/>
      <text:p text:style-name="P16">Rôle/tâches étudiant 1 :<text:span text:style-name="T43"> </text:span><text:span text:style-name="T20">en commun</text:span></text:p>
      <text:p text:style-name="P29">- Création de la BDD et stockage des informations (température/humidité/présence fumée)</text:p>
      <text:p text:style-name="P15">- <text:span text:style-name="T5">Mise en place des capteurs </text:span><text:span text:style-name="T15">(humidité, température et détecteur de fumée)</text:span></text:p>
      <text:p text:style-name="P15">- <text:span text:style-name="T5">Connexion des capteurs avec la clé ZiGate-USB (clé qui permet d’interfacer les capteurs compatibles ZigBee, à l’ordinateur (Raspberry dans notre cas))</text:span></text:p>
      <text:p text:style-name="P24"><text:span text:style-name="T4">- </text:span><text:span text:style-name="T5">Interrogation des capteurs grâce au protocole Zigbee (= </text:span>protocole de haut niveau permettant la communication d'équipements personnels ou domestiques équipés de petits émetteurs radios à faible consommation, <text:span text:style-name="T5">comme nos capteurs)</text:span></text:p>
      <text:p text:style-name="P25">- <text:span text:style-name="T13">Création d’une interface ergonomique de présentation des conditions de stockage (insertion de graphiques pour la température/l’humidité, derniers relevés, etc...) : </text:span><text:span text:style-name="T14">mise en place d’une routine pour interroger les capteurs automatiquement et régulièrement</text:span></text:p>
      <text:p text:style-name="P28">- <text:span text:style-name="T21">Mise en place du réseau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text:span text:style-name="T7">Matériel </text:span><text:span text:style-name="T9">en commun</text:span><text:span text:style-name="T7"> :</text:span></text:p>
      <text:p text:style-name="P28">- <text:span text:style-name="T19">1 PC Serveur (pour la BDD)</text:span></text:p>
      <text:p text:style-name="P28">- <text:span text:style-name="T19">1 PC Client</text:span></text:p>
      <text:p text:style-name="P28">- <text:span text:style-name="T19">1 Switch</text:span></text:p>
      <text:p text:style-name="P28"><text:line-break/><text:span text:style-name="T7">Matériel étudiant 1 :</text:span></text:p>
      <text:p text:style-name="P24">- 1 <text:span text:style-name="T16">Clé ZiGate-USB </text:span><text:span text:style-name="T44">V3 </text:span><text:span text:style-name="T17">(ou Pizigate)</text:span></text:p>
      <text:p text:style-name="P24">- <text:span text:style-name="T18">3 </text:span><text:span text:style-name="T16">Capteurs Xiaomi : température, humidité et fumée<text:line-break/></text:span><text:span text:style-name="T30">OU </text:span><text:span text:style-name="T22">Voir : </text:span><text:span text:style-name="T23">XIAOMI AQARA - Capteur de température et d'humidité ZigBee – WSDCGQ11LM </text:span><text:span text:style-name="T25">(température et humidité en un seul capteur)</text:span></text:p>
      <text:p text:style-name="P24">- <text:span text:style-name="T18">1 </text:span><text:span text:style-name="T16">Carte Raspberry Pi</text:span></text:p>
      <text:p text:style-name="P26"><text:span text:style-name="T6">Logiciel : </text:span>phpMyAdmin</text:p>
      <text:p text:style-name="P26"/>
      <text:p text:style-name="P27"><text:span text:style-name="T7">Matériel étudiant </text:span><text:span text:style-name="T8">2</text:span><text:span text:style-name="T7"> :</text:span></text:p>
      <text:p text:style-name="P12">- <text:span text:style-name="T18">1 Carte Raspberry Pi (≠ de l’étudiant 1, donc 2 cartes en tout)</text:span></text:p>
      <text:p text:style-name="P28">- <text:span text:style-name="T19">2 Boutons mécaniques (pour l’incrémentation du score des 2 équipes)</text:span></text:p>
      <text:p text:style-name="P28">- <text:span text:style-name="T19">1 Panneau RGB LED Matrix 64x32 – Adafruit Matrix Bonnet</text:span></text:p>
      <text:p text:style-name="P28">- <text:span text:style-name="T19">1 Caméra IP </text:span><text:span text:style-name="T29">(avec enregistreur vidéo)</text:span></text:p>
      <text:p text:style-name="P28"/>
      <text:p text:style-name="P32"><text:span text:style-name="T11">Objectif final </text:span><text:span text:style-name="T12">du projet</text:span><text:span text:style-name="T10"> </text:span><text:span text:style-name="T7">:</text:span></text:p>
      <text:p text:style-name="P33"><text:bookmark text:name="page45R_mcid7"/>• Afficher les courbes des relevés des capteurs présents dans la zone, sur un écran<text:bookmark text:name="page45R_mcid8"/><text:line-break/>• Afficher l’historique des vidéos des différents matchs en ligne (+ bouton « partager »)<text:bookmark text:name="page45R_mcid9"/><text:line-break/>• Panneau de scores fonctionnel et facilement utilisable<text:bookmark text:name="page45R_mcid10"/><text:line-break/>• Réseau fonctionnel laissant la possibilité d’ajouter d’autres caméras ou systèmes à l’avenir</text:p>
      <text:p text:style-name="P28"><text:s/></text:p>
      <text:p text:style-name="P3">_______________________________________________________________________</text:p>
      <text:p text:style-name="P14"/>
      <text:p text:style-name="P31">Questions pour Lilan Aguenot :</text:p>
      <text:p text:style-name="P30">- Les relevés (température/humidité/fumée (bool)) doivent-il être mit en ligne (sur le site) ou rester en local (par exemple sur un écran dans les locaux de Concep<text:span text:style-name="T31">t</text:span>Ball)</text:p>
      <text:p text:style-name="P30"/>
      <text:p text:style-name="P34">après visite de ConceptBall :</text:p>
      <text:p text:style-name="P34"/>
      <text:p text:style-name="P17"><text:span text:style-name="T34">⇒ </text:span><text:span text:style-name="T36">Pour le lancement du match, 3 options de durée de celui-ci : </text:span><text:span text:style-name="T24">1h, 1h30, 2h</text:span></text:p>
      <text:p text:style-name="P20">Au lancement, l’enregistrement du match commence et, à la fin de ce temps, l’enregistrement cesse.</text:p>
      <text:p text:style-name="P20"/>
      <text:p text:style-name="P35"><text:span text:style-name="T37">⇒</text:span><text:span text:style-name="T38"> Ajout d’un bouton pour célébration bu</text:span><text:span text:style-name="T39">t </text:span><text:span text:style-name="T40">(les joueurs doivent cliquer sur un bouton une fois avoir marqué un but), </text:span><text:span text:style-name="T41">l’action (</text:span><text:span text:style-name="T42">but</text:span><text:span text:style-name="T41">) sera noté dans la bdd pour pouvoir ensuite accéder au points fort du match </text:span><text:span text:style-name="T38">15/20 sec avant le but </text:span><text:span text:style-name="T26">(</text:span><text:span text:style-name="T27">éviter de découper </text:span><text:span text:style-name="T28">et de faire </text:span><text:span text:style-name="T27">plein de vidéo</text:span><text:span text:style-name="T28">s</text:span><text:span text:style-name="T27"> au risque d’un manque d’espace de stockage </text:span><text:span text:style-name="T28">(laisser 2 semaines/1mois les vidéos des matchs sur le site)</text:span><text:span text:style-name="T26">)</text:span></text:p>
      <text:p text:style-name="P36"/>
      <text:p text:style-name="P21">⇒ Mettre les vidéos des matchs sur le site (accessible par tous) avec un calendrier</text:p>
      <text:p text:style-name="P21"/>
      <text:p text:style-name="P18"><text:span text:style-name="T35">⇒</text:span><text:span text:style-name="T32"> Possibilité de télécharger les vidéos depuis le site</text:span></text:p>
      <text:p text:style-name="P23"/>
      <text:p text:style-name="P23">⇒ Capteurs (température, humidité, fumée) sera certainement disposé dans la salle ambiante &gt; faire un graphique qui sera sur un écran dans cette salle</text:p>
      <text:p text:style-name="P23"/>
      <text:p text:style-name="P23"/>
      <text:p text:style-name="P19"><text:span text:style-name="T32">Voir </text:span><text:span text:style-name="T33">UrbanSoccer </text:span><text:span text:style-name="T32">pour inspi</text:span></text:p>
      <text:p text:style-name="P22">Voir NGTV (système vidéo actuel de ConceptBall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10:29:38.787507844</meta:creation-date>
    <dc:date>2022-03-03T11:18:27.142557712</dc:date>
    <meta:editing-duration>PT8H49M54S</meta:editing-duration>
    <meta:editing-cycles>43</meta:editing-cycles>
    <meta:generator>LibreOffice/6.4.7.2$Linux_X86_64 LibreOffice_project/40$Build-2</meta:generator>
    <meta:document-statistic meta:table-count="0" meta:image-count="0" meta:object-count="0" meta:page-count="2" meta:paragraph-count="51" meta:word-count="642" meta:character-count="4046" meta:non-whitespace-character-count="3446"/>
  </office:meta>
</office:document-meta>
</file>